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4.9433in" svg:y="0.1567in">
            <draw:object draw:notify-on-update-of-ranges="Sheet1.A2:Sheet1.A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Time (sec)</text:p>
          </table:table-cell>
          <table:table-cell table:style-name="ce1" office:value-type="string" calcext:value-type="string">
            <text:p>FLOP</text:p>
          </table:table-cell>
          <table:table-cell table:style-name="ce4" office:value-type="string" calcext:value-type="string">
            <text:p>FLOPS</text:p>
          </table:table-cell>
          <table:table-cell table:style-name="ce7" office:value-type="string" calcext:value-type="string">
            <text:p>GFLOP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07376" calcext:value-type="float">
            <text:p>0.00507376</text:p>
          </table:table-cell>
          <table:table-cell office:value-type="float" office:value="7004400" calcext:value-type="float">
            <text:p>7004400</text:p>
          </table:table-cell>
          <table:table-cell table:formula="of:=[.C2]/[.B2]" office:value-type="float" office:value="1380514647.91397" calcext:value-type="float">
            <text:p>1380514647.91397</text:p>
          </table:table-cell>
          <table:table-cell table:formula="of:=[.D2]/(10^9)" office:value-type="float" office:value="1.38051464791397" calcext:value-type="float">
            <text:p>1.380514647913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48021" calcext:value-type="float">
            <text:p>0.0548021</text:p>
          </table:table-cell>
          <table:table-cell office:value-type="float" office:value="77275880" calcext:value-type="float">
            <text:p>77275880</text:p>
          </table:table-cell>
          <table:table-cell table:formula="of:=[.C3]/[.B3]" office:value-type="float" office:value="1410089759.33404" calcext:value-type="float">
            <text:p>1410089759.33404</text:p>
          </table:table-cell>
          <table:table-cell table:formula="of:=[.D3]/(10^9)" office:value-type="float" office:value="1.41008975933404" calcext:value-type="float">
            <text:p>1.4100897593340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75652" calcext:value-type="float">
            <text:p>0.575652</text:p>
          </table:table-cell>
          <table:table-cell office:value-type="float" office:value="809578380" calcext:value-type="float">
            <text:p>809578380</text:p>
          </table:table-cell>
          <table:table-cell table:formula="of:=[.C4]/[.B4]" office:value-type="float" office:value="1406367701.31955" calcext:value-type="float">
            <text:p>1406367701.31955</text:p>
          </table:table-cell>
          <table:table-cell table:formula="of:=[.D4]/(10^9)" office:value-type="float" office:value="1.40636770131955" calcext:value-type="float">
            <text:p>1.4063677013195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.48869" calcext:value-type="float">
            <text:p>6.48869</text:p>
          </table:table-cell>
          <table:table-cell office:value-type="float" office:value="9153657240" calcext:value-type="float">
            <text:p>9153657240</text:p>
          </table:table-cell>
          <table:table-cell table:formula="of:=[.C5]/[.B5]" office:value-type="float" office:value="1410709594.69477" calcext:value-type="float">
            <text:p>1410709594.69477</text:p>
          </table:table-cell>
          <table:table-cell table:formula="of:=[.D5]/(10^9)" office:value-type="float" office:value="1.41070959469477" calcext:value-type="float">
            <text:p>1.41070959469477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6" office:value-type="float" office:value="120.427" calcext:value-type="float">
            <text:p>120.427</text:p>
          </table:table-cell>
          <table:table-cell table:style-name="ce3" office:value-type="float" office:value="165503851380" calcext:value-type="float">
            <text:p>165503851380</text:p>
          </table:table-cell>
          <table:table-cell table:style-name="ce6" table:formula="of:=[.C6]/[.B6]" office:value-type="float" office:value="1374308513.7054" calcext:value-type="float">
            <text:p>1374308513.7054</text:p>
          </table:table-cell>
          <table:table-cell table:style-name="ce9" table:formula="of:=[.D6]/(10^9)" office:value-type="float" office:value="1.3743085137054" calcext:value-type="float">
            <text:p>1.3743085137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3:30:05.785944455</meta:creation-date>
    <dc:date>2024-12-16T22:18:39.355947330</dc:date>
    <meta:editing-duration>PT26M40S</meta:editing-duration>
    <meta:editing-cycles>12</meta:editing-cycles>
    <meta:generator>LibreOffice/7.3.7.2$Linux_X86_64 LibreOffice_project/3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plot-area chart:style-name="ch2" table:cell-range-address="Sheet1.A2:Sheet1.A6 Sheet1.E1:Sheet1.E6" chart:data-source-has-labels="row" svg:x="1.33cm" svg:y="0.18cm" svg:width="14.35cm" svg:height="7.664cm">
          <chart:coordinate-region svg:x="2.242cm" svg:y="0.38cm" svg:width="12.603cm" svg:height="6.817cm"/>
          <chart:axis chart:dimension="x" chart:name="primary-x" chart:style-name="ch3">
            <chart:title svg:x="7.773cm" svg:y="8.024cm" chart:style-name="ch4">
              <text:p>Data size</text:p>
            </chart:title>
          </chart:axis>
          <chart:axis chart:dimension="y" chart:name="primary-y" chart:style-name="ch5">
            <chart:title svg:x="0.451cm" svg:y="4.704cm" chart:style-name="ch6">
              <text:p>GFLOPS</text:p>
            </chart:title>
            <chart:grid chart:style-name="ch7" chart:class="major"/>
          </chart:axis>
          <chart:series chart:style-name="ch8" chart:values-cell-range-address="Sheet1.E2:Sheet1.E6" chart:label-cell-address="Sheet1.E1:Sheet1.E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FLOP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6</svg:desc>
                </draw:g>
              </table:table-cell>
              <table:table-cell office:value-type="float" office:value="1.38051464791397">
                <text:p>1.38051464791397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.41008975933404">
                <text:p>1.41008975933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40636770131955">
                <text:p>1.4063677013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1.41070959469477">
                <text:p>1.41070959469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743085137054">
                <text:p>1.3743085137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